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8.255cm" svg:x="4.175cm" svg:y="6.08cm">
          <text:p text:style-name="P1">High first <text:s text:c="11"/></text:p>
          <text:p text:style-name="P1">input:</text:p>
          <text:p text:style-name="P1">second</text:p>
          <text:p text:style-name="P1">input is cue,</text:p>
          <text:p text:style-name="P1">third input</text:p>
          <text:p text:style-name="P1">is distractor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8.255cm" svg:x="18.78cm" svg:y="6.08cm">
          <text:p text:style-name="P2"><text:s text:c="13"/>Low first </text:p>
          <text:p text:style-name="P2">input:</text:p>
          <text:p text:style-name="P2">second</text:p>
          <text:p text:style-name="P2">input is</text:p>
          <text:p text:style-name="P2">distractor,</text:p>
          <text:p text:style-name="P2">third input</text:p>
          <text:p text:style-name="P2">is cue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3.175cm" svg:x="8.62cm" svg:y="6.715cm">
          <text:p text:style-name="P3">1</text:p>
          <text:p text:style-name="P3">0</text:p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3.175cm" svg:x="20.05cm" svg:y="6.715cm">
          <text:p text:style-name="P3">0</text:p>
          <text:p text:style-name="P3">x</text:p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3.175cm" svg:x="12.43cm" svg:y="6.715cm">
          <text:p text:style-name="P3">High outpu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3.175cm" svg:x="12.43cm" svg:y="10.525cm">
          <text:p text:style-name="P3">Low outpu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3.175cm" svg:x="20.05cm" svg:y="10.525cm">
          <text:p text:style-name="P3">0</text:p>
          <text:p text:style-name="P3">x</text:p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3.175cm" svg:x="8.62cm" svg:y="10.525cm">
          <text:p text:style-name="P3">1</text:p>
          <text:p text:style-name="P3">1</text:p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1.905cm" svg:x="9.89cm" svg:y="7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54cm" svg:height="1.905cm" svg:x="9.89cm" svg:y="11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54cm" svg:height="1.905cm" svg:x="16.24cm" svg:y="7.349cm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54cm" svg:height="1.905cm" svg:x="16.24cm" svg:y="11.16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mco </meta:initial-creator>
    <meta:creation-date>2012-02-29T11:08:49</meta:creation-date>
    <dc:date>2012-02-29T11:57:48</dc:date>
    <dc:creator>remco </dc:creator>
    <meta:editing-duration>PT32M5S</meta:editing-duration>
    <meta:editing-cycles>2</meta:editing-cycles>
    <meta:generator>LibreOffice/3.3$Linux LibreOffice_project/330m19$Build-401</meta:generator>
    <meta:document-statistic meta:object-count="12"/>
  </office:meta>
</office:document-meta>
</file>